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5.07cm" style:use-optimal-column-width="false"/>
    </style:style>
    <style:style style:name="co2" style:family="table-column">
      <style:table-column-properties style:column-width="5.082cm" style:use-optimal-column-width="false"/>
    </style:style>
    <style:style style:name="ro1" style:family="table-row">
      <style:table-row-properties style:row-height="1.085cm"/>
    </style:style>
    <style:style style:name="ro2" style:family="table-row">
      <style:table-row-properties style:row-height="2.17cm"/>
    </style:style>
    <style:style style:name="ro3" style:family="table-row">
      <style:table-row-properties style:row-height="2.173cm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18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Wikidata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Joseph Tomasulo</text:p>
            <text:p>Yunnan University</text:p>
            <text:p>Department of Information Science and Engineering</text:p>
            <text:p>December, 2019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ten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. Get data from the internet</text:p>
              </text:list-item>
              <text:list-item>
                <text:p/>
              </text:list-item>
              <text:list-item>
                <text:p>2. Load data into a database</text:p>
              </text:list-item>
              <text:list-item>
                <text:p/>
              </text:list-item>
              <text:list-item>
                <text:p>3. Present data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the dat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System</text:p>
                <text:list>
                  <text:list-item>
                    <text:p>Ubuntu 18.04 </text:p>
                  </text:list-item>
                  <text:list-item>
                    <text:p>250GB Samsung 850 EVO (os)</text:p>
                  </text:list-item>
                  <text:list-item>
                    <text:p>I5-3570 @ 4x 3.8Ghz</text:p>
                  </text:list-item>
                  <text:list-item>
                    <text:p>16GB DDR3</text:p>
                  </text:list-item>
                  <text:list-item>
                    <text:p>3TB Samsung HDD (storage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the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buntu packages</text:p>
                <text:list>
                  <text:list-item>
                    <text:p>PostgreSQL (free and open source) </text:p>
                  </text:list-item>
                  <text:list-item>
                    <text:p>postgresql-contrib </text:p>
                  </text:list-item>
                </text:list>
              </text:list-item>
              <text:list-item>
                <text:p>Python packages</text:p>
                <text:list>
                  <text:list-item>
                    <text:p>json </text:p>
                  </text:list-item>
                  <text:list-item>
                    <text:p>cs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the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Archiv.org download 56GB @ ~1MB/s → 15hrs</text:p>
                <text:list>
                  <text:list-item>
                    <text:p>Chromium</text:p>
                  </text:list-item>
                  <text:list-item>
                    <text:p>Wikidata 2019–08–26</text:p>
                  </text:list-item>
                </text:list>
              </text:list-item>
              <text:list-item>
                <text:p>Single Core Decompression → 2.5hrs</text:p>
                <text:list>
                  <text:list-item>
                    <text:p>gunzip -c wikidata.json.gz &gt; wikidata.json</text:p>
                  </text:list-item>
                </text:list>
              </text:list-item>
              <text:list-item>
                <text:p>End size: 744GB (!)</text:p>
                <text:list>
                  <text:list-item>
                    <text:p>$ sed -n '$=' /path/to/wikidata.json </text:p>
                  </text:list-item>
                  <text:list-item>
                    <text:p>59208023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etting the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e a smaller version for practice:</text:p>
                <text:list>
                  <text:list-item>
                    <text:p>Wikidata 2014–11–03 (3.4GB → 33GB)</text:p>
                  </text:list-item>
                  <text:list-item>
                    <text:p>$ sed -n '$=' /path/to/20141103.json </text:p>
                  </text:list-item>
                  <text:list-item>
                    <text:p>16504907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etting the data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Preprocessing</text:p>
                <text:list>
                  <text:list-item>
                    <text:p>Filter:</text:p>
                    <text:list>
                      <text:list-item>
                        <text:p>Items</text:p>
                      </text:list-item>
                      <text:list-item>
                        <text:p>Wikipedia entries</text:p>
                      </text:list-item>
                      <text:list-item>
                        <text:p><text:span text:style-name="T1">English (‘en’) or Chinese label </text:span>(‘zh’)</text:p>
                      </text:list-item>
                      <text:list-item>
                        <text:p>English or Chinese description and alias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This yields about 7% of original data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Postgresql jsonb format</text:p>
                <text:list>
                  <text:list-item>
                    <text:p>2 columns:</text:p>
                    <text:list>
                      <text:list-item>
                        <text:p>id: postgresql index</text:p>
                      </text:list-item>
                      <text:list-item>
                        <text:p>data: json of wikidata item</text:p>
                      </text:list-item>
                    </text:list>
                  </text:list-item>
                  <text:list-item>
                    <text:p>+:</text:p>
                    <text:list>
                      <text:list-item>
                        <text:p>supports indexing</text:p>
                      </text:list-item>
                    </text:list>
                  </text:list-item>
                  <text:list-item>
                    <text:p>- :</text:p>
                    <text:list>
                      <text:list-item>
                        <text:p>difficult to modify table</text:p>
                      </text:list-item>
                      <text:list-item>
                        <text:p>larger footprint than traditional relational mode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00,000 entries</text:p>
                <text:list>
                  <text:list-item>
                    <text:p>Preprocessing &lt;1min</text:p>
                  </text:list-item>
                  <text:list-item>
                    <text:p>Load into postgresql &lt;1min</text:p>
                  </text:list-item>
                </text:list>
              </text:list-item>
              <text:list-item>
                <text:p>without indexing</text:p>
                <text:list>
                  <text:list-item>
                    <text:p>postgres=# SELECT * from test3 WHERE data @&gt; '{"id": "Q42"}';</text:p>
                  </text:list-item>
                  <text:list-item>
                    <text:p>Time: 775.262 ms</text:p>
                  </text:list-item>
                </text:list>
                <text:p>Size</text:p>
                <text:list>
                  <text:list-header>
                    <text:p>~200M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1,100,000 entries</text:p>
                <text:list>
                  <text:list-item>
                    <text:p>Preprocessing ~ 8min</text:p>
                  </text:list-item>
                  <text:list-item>
                    <text:p>COPY to postgres ~ 2min</text:p>
                  </text:list-item>
                </text:list>
              </text:list-item>
              <text:list-item>
                <text:p>without indexing</text:p>
                <text:list>
                  <text:list-item>
                    <text:p>postgres=# SELECT * from test2 WHERE data @&gt; '{"id": "Q42"}';</text:p>
                  </text:list-item>
                  <text:list-item>
                    <text:p>Time: 1775.249 ms (00:01.775)</text:p>
                  </text:list-item>
                </text:list>
                <text:p>Size</text:p>
                <text:list>
                  <text:list-header>
                    <text:p>~1700MB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Will jsonb work with current preprocessing? </text:p>
                <text:list>
                  <text:list-item>
                    <text:p>33GB json → 16.5M lines → 1.15M items</text:p>
                  </text:list-item>
                  <text:list-item>
                    <text:p>744GB json → 59M lines → ~4.14M items?</text:p>
                  </text:list-item>
                </text:list>
              </text:list-item>
              <text:list-item>
                <text:p/>
              </text:list-item>
              <text:list-item>
                <text:p>Why is the 2019 json so much bigger?</text:p>
                <text:list>
                  <text:list-item>
                    <text:p>Number of claims probably increases exponentially with entities 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2.794cm" svg:y="5.588cm" presentation:class="outline" presentation:user-transformed="true">
          <draw:text-box>
            <text:list text:style-name="L3">
              <text:list-item>
                <text:p>Want to know: </text:p>
                <text:list>
                  <text:list-item>
                    <text:p>Do I need to break the database up into separate tables? </text:p>
                  </text:list-item>
                </text:list>
                <text:p/>
              </text:list-item>
              <text:list-item>
                <text:p>Need to experiment with more realistic queries</text:p>
                <text:list>
                  <text:list-item text:start-value="1">
                    <text:p/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%ILIKE%:</text:p>
                <text:list>
                  <text:list-item>
                    <text:p><text:span text:style-name="T2">SELECT data-&gt;'en_label',data-&gt;'en_description' as info </text:span></text:p>
                  </text:list-item>
                  <text:list-item>
                    <text:p><text:span text:style-name="T2">FROM test2 </text:span></text:p>
                  </text:list-item>
                  <text:list-item>
                    <text:p><text:span text:style-name="T2">WHERE data-&gt;&gt;'en_aliases' ILIKE '%ferrari%';</text:span></text:p>
                  </text:list-item>
                  <text:list-item>
                    <text:p><text:span text:style-name="T2"><text:s/></text:span><text:span text:style-name="T3">"Ferrari F138" <text:s text:c="12"/>| "Formula One racing car"</text:span></text:p>
                  </text:list-item>
                  <text:list-item>
                    <text:p><text:span text:style-name="T3"><text:s/></text:span><text:span text:style-name="T3">"Carlos Ferrari" <text:s text:c="10"/>| "Playwright Argentine based in Puerto Rico."</text:span></text:p>
                  </text:list-item>
                  <text:list-item>
                    <text:p><text:span text:style-name="T3"><text:s/></text:span><text:span text:style-name="T3">"Gilberto José Ferrari" | "Footballer Brazilian."</text:span></text:p>
                  </text:list-item>
                  <text:list-item>
                    <text:p><text:span text:style-name="T3"><text:s/></text:span><text:span text:style-name="T3">"F-1 Hero MD" <text:s text:c="12"/>| "1992 Formula 1 video game" </text:span></text:p>
                  </text:list-item>
                  <text:list-item>
                    <text:p>Time: 5799.969 ms (00:05.800)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ing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till exploring queries: how to get claims?</text:p>
                <text:list>
                  <text:list-item>
                    <text:p>SELECT </text:p>
                    <text:list>
                      <text:list-item>
                        <text:p>jsonb_array_elements(data→'claims'→'P20')→'mainsnak'→'datavalue'→ 'value'→'numeric-id’</text:p>
                      </text:list-item>
                    </text:list>
                  </text:list-item>
                  <text:list-item>
                    <text:p>FROM test2 </text:p>
                  </text:list-item>
                  <text:list-item>
                    <text:p>WHERE data@&gt;'{"id":"Q42"}';</text:p>
                  </text:list-item>
                  <text:list-item>
                    <text:p><text:s/>159288</text:p>
                  </text:list-item>
                  <text:list-item>
                    <text:p>Time: 1787.257 ms (00:01.787)</text:p>
                  </text:list-item>
                </text:list>
              </text:list-item>
              <text:list-item>
                <text:p>This depicts that Douglas Adams(Q42) died (P20) in Santa Barbara (Q159288)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Pyth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The claims are massive and text search is slow! </text:p>
                <text:list>
                  <text:list-item>
                    <text:p>Idea: use python to simplify the data!</text:p>
                  </text:list-item>
                  <text:list-item>
                    <text:p>How: Pass over the data twice</text:p>
                    <text:list>
                      <text:list-item>
                        <text:list>
                          <text:list-item>
                            <text:p>1. </text:p>
                            <text:list>
                              <text:list-item>
                                <text:p>Create a list of properties </text:p>
                              </text:list-item>
                              <text:list-item>
                                <text:p>Create a list of chosen items</text:p>
                              </text:list-item>
                              <text:list-item>
                                <text:p>(Reduce the claims section to property, item pairs) ← for big json</text:p>
                              </text:list-item>
                            </text:list>
                          </text:list-item>
                          <text:list-item>
                            <text:p>2. </text:p>
                            <text:list>
                              <text:list-item>
                                <text:p>Replace properties and items in claims with their labels (English, Chinese) </text:p>
                              </text:list-item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New size for 1M Lines: 1700MB → 400MB ;)</text:p>
                    <text:list>
                      <text:list-item>
                        <text:list>
                          <text:list-item>
                            <text:p>SELECT data-&gt;'en_label' as label FROM wiki_sm WHERE data@&gt;'{"id":"Q42"}';</text:p>
                          </text:list-item>
                          <text:list-item>
                            <text:p><text:s/>"Douglas Adams"</text:p>
                            <text:list>
                              <text:list-header>
                                <text:p>Time: 460.236 ms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/>
                    <text:list>
                      <text:list-item>
                        <text:list>
                          <text:list-item>
                            <text:p><text:s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previous method is fast enough:</text:p>
                <text:list>
                  <text:list-item>
                    <text:p>SELECT data-&gt;'en_label' as label FROM wiki_sm WHERE data@&gt;'{"id":"Q42"}';</text:p>
                  </text:list-item>
                  <text:list-item>
                    <text:p>Time: 460.236 ms</text:p>
                  </text:list-item>
                  <text:list-item>
                    <text:p/>
                  </text:list-item>
                  <text:list-item>
                    <text:p>SELECT data-&gt;'en_label',data-&gt;'en_description' as info </text:p>
                  </text:list-item>
                  <text:list-item>
                    <text:p>FROM wiki_sm </text:p>
                  </text:list-item>
                  <text:list-item>
                    <text:p>WHERE data-&gt;&gt;'en_aliases' ILIKE '%ferrari%';</text:p>
                  </text:list-item>
                  <text:list-item>
                    <text:p>Time: 431.386 ms</text:p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 the data: big js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odifying the filter: </text:p>
                <text:list>
                  <text:list-item>
                    <text:p>‘en’, ‘zh’ + ‘zh-cn’ </text:p>
                  </text:list-item>
                  <text:list-item>
                    <text:p>description AND alias → description OR alias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standard" draw:layer="layout" svg:width="25.361cm" svg:height="6.512cm" svg:x="1.308cm" svg:y="10.50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rows-spanned="2">
                <text:p text:style-name="P3">Entity</text:p>
              </table:table-cell>
              <table:table-cell table:number-columns-spanned="2">
                <text:p text:style-name="P3">2014 json</text:p>
              </table:table-cell>
              <table:covered-table-cell/>
              <table:table-cell table:number-columns-spanned="2">
                <text:p text:style-name="P3">2019 json</text:p>
              </table:table-cell>
              <table:covered-table-cell/>
            </table:table-row>
            <table:table-row table:style-name="ro1" table:default-cell-style-name="ce1">
              <table:covered-table-cell/>
              <table:table-cell>
                <text:p text:style-name="P3">After preproc</text:p>
              </table:table-cell>
              <table:table-cell>
                <text:p text:style-name="P3">full</text:p>
              </table:table-cell>
              <table:table-cell>
                <text:p text:style-name="P3">After preproc</text:p>
              </table:table-cell>
              <table:table-cell>
                <text:p text:style-name="P3">full</text:p>
              </table:table-cell>
            </table:table-row>
            <table:table-row table:style-name="ro2" table:default-cell-style-name="ce1">
              <table:table-cell>
                <text:p text:style-name="P3">Property</text:p>
              </table:table-cell>
              <table:table-cell>
                <text:p text:style-name="P3">1216</text:p>
              </table:table-cell>
              <table:table-cell>
                <text:p text:style-name="P3">~1500</text:p>
              </table:table-cell>
              <table:table-cell>
                <text:p text:style-name="P3">4000</text:p>
              </table:table-cell>
              <table:table-cell>
                <text:p text:style-name="P3">~7000</text:p>
              </table:table-cell>
            </table:table-row>
            <table:table-row table:style-name="ro3" table:default-cell-style-name="ce1">
              <table:table-cell>
                <text:p text:style-name="P3">Item</text:p>
              </table:table-cell>
              <table:table-cell>
                <text:p text:style-name="P3">1,000,000</text:p>
              </table:table-cell>
              <table:table-cell>
                <text:p text:style-name="P3">16,500,000</text:p>
              </table:table-cell>
              <table:table-cell>
                <text:p text:style-name="P3">24,672,073</text:p>
              </table:table-cell>
              <table:table-cell>
                <text:p text:style-name="P3">59,200,00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ing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/>Problem: queries now slow with 12GB database:</text:p>
                <text:list>
                  <text:list-item>
                    <text:p>COPY wiki_bg(data) FROM '/path/to/wikidata.json' CSV quote e'\x01' delimiter e'\x02';</text:p>
                  </text:list-item>
                  <text:list-item>
                    <text:p>COPY 24672073</text:p>
                  </text:list-item>
                  <text:list-item>
                    <text:p>Time: 2668388.761 ms (44:28.389)</text:p>
                  </text:list-item>
                  <text:list-item>
                    <text:p/>
                  </text:list-item>
                  <text:list-item>
                    <text:p>SELECT data-&gt;'en_label' FROM wiki_bg WHERE data@&gt;'{"id":"Q649882"}';</text:p>
                  </text:list-item>
                  <text:list-item>
                    <text:p><text:s/>"Yunnan University"</text:p>
                  </text:list-item>
                  <text:list-item>
                    <text:p>Time: <text:span text:style-name="T4">31876.280</text:span> ms (00:31.876)</text:p>
                  </text:list-item>
                  <text:list-item>
                    <text:p/>
                  </text:list-item>
                  <text:list-item>
                    <text:p>SELECT data-&gt;'en_label' FROM wiki_bg WHERE data-&gt;&gt;'en_aliases' ILIKE '%yunnan%';</text:p>
                  </text:list-item>
                  <text:list-item>
                    <text:p><text:s/>"Second People's Hospital of Yunnan Province"</text:p>
                  </text:list-item>
                  <text:list-item>
                    <text:p><text:s/>"Secretary of the CPC Yunnan Committee"</text:p>
                  </text:list-item>
                  <text:list-item>
                    <text:p>Time: <text:span text:style-name="T4">33058.312</text:span> ms (00:33.05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oading the data: jsonb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Solution: indexing (gin, pg_trgm)</text:p>
                <text:list>
                  <text:list-item>
                    <text:p>CREATE INDEX idxgin ON wiki_bg USING GIN (data jsonb_path_ops);</text:p>
                  </text:list-item>
                  <text:list-item>
                    <text:p>Time: 3303860.062 ms (55:03.860)</text:p>
                  </text:list-item>
                  <text:list-item>
                    <text:p>SELECT data-&gt;'en_label' FROM wiki_bg WHERE data@&gt;'{"id":"Q649882"}';</text:p>
                  </text:list-item>
                  <text:list-item>
                    <text:p><text:s/><text:tab/>"Yunnan University" Time: <text:span text:style-name="T5">15.820 ms</text:span> (old 31876ms) </text:p>
                  </text:list-item>
                  <text:list-item>
                    <text:p/>
                  </text:list-item>
                  <text:list-item>
                    <text:p>CREATE INDEX idxtrgm on wiki_bg USING gin ((data-&gt;&gt;'en_aliases') gin_trgm_ops);</text:p>
                  </text:list-item>
                  <text:list-item>
                    <text:p text:style-name="P4">SELECT data-&gt;'en_label' FROM wiki_bg WHERE data-&gt;&gt;'en_aliases' ILIKE '%yunnan%';</text:p>
                  </text:list-item>
                  <text:list-item>
                    <text:p text:style-name="P4"><text:s/><text:tab/>"Second People's Hospital of Yunnan Province"</text:p>
                  </text:list-item>
                  <text:list-item>
                    <text:p text:style-name="P4"><text:s/><text:tab/><text:tab/>"Secretary of the CPC Yunnan Committee</text:p>
                    <text:p>Time: <text:span text:style-name="T5">4.649 ms</text:span> (old 33050ms)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play the data: php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Use php to query the postgres DB on localhost</text:p>
                <text:list>
                  <text:list-item>
                    <text:p>I’m terrible at php!</text:p>
                  </text:list-item>
                </text:list>
              </text:list-item>
              <text:list-item>
                <text:p>Useful functions:</text:p>
                <text:list>
                  <text:list-item>
                    <text:p>json_encode, json_decode</text:p>
                  </text:list-item>
                  <text:list-item>
                    <text:p>(array) ← typecast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Method 1: jsonb</text:p>
                <text:list>
                  <text:list-header>
                    <text:p>Not as flexing as full relational setup</text:p>
                    <text:p>It is reportedly slower than using a a full relational setup</text:p>
                  </text:list-header>
                  <text:list-item>
                    <text:p>Still, it is a simple, quick solution</text:p>
                  </text:list-item>
                </text:list>
              </text:list-item>
              <text:list-item>
                <text:p>Future work:</text:p>
                <text:list>
                  <text:list-item>
                    <text:p>Use a proper relational setup </text:p>
                    <text:p>Don’t filter out any information</text:p>
                  </text:list-item>
                  <text:list-item>
                    <text:p>Auto update tool</text:p>
                  </text:list-item>
                </text:list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graphic-properties svg:stroke-color="#3465a4"/>
      <style:paragraph-properties fo:margin-left="0cm" fo:margin-right="0cm" fo:margin-top="0cm" fo:margin-bottom="0.4cm" fo:text-indent="0cm"/>
      <style:text-properties fo:color="#111111" style:font-name="Source Sans Pro Light" fo:font-family="'Source Sans Pro Light'" style:font-style-name="細字" style:font-family-generic="swiss" style:font-pitch="variable" fo:font-size="22pt" fo:font-weight="normal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8T15:08:21.301074056</meta:creation-date>
    <meta:editing-duration>P2DT19H11M59S</meta:editing-duration>
    <meta:editing-cycles>106</meta:editing-cycles>
    <meta:generator>LibreOffice/6.0.7.3$Linux_X86_64 LibreOffice_project/00m0$Build-3</meta:generator>
    <dc:title>Alizarin</dc:title>
    <dc:date>2019-12-13T21:18:29.074061298</dc:date>
    <meta:document-statistic meta:object-count="122"/>
  </office:meta>
</office:document-meta>
</file>